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2cm" style:rel-column-width="10628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9cm" style:rel-column-width="9624*"/>
    </style:style>
    <style:style style:name="Tabella1.E" style:family="table-column">
      <style:table-column-properties style:column-width="3.106cm" style:rel-column-width="10713*"/>
    </style:style>
    <style:style style:name="Tabella1.F" style:family="table-column">
      <style:table-column-properties style:column-width="0.82cm" style:rel-column-width="2828*"/>
    </style:style>
    <style:style style:name="Tabella1.G" style:family="table-column">
      <style:table-column-properties style:column-width="0.896cm" style:rel-column-width="3090*"/>
    </style:style>
    <style:style style:name="Tabella1.H" style:family="table-column">
      <style:table-column-properties style:column-width="0.7cm" style:rel-column-width="2413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H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E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E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26f85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9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2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4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4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b76281" style:font-size-asian="8pt" style:font-size-complex="8pt"/>
    </style:style>
    <style:style style:name="P46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7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9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50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1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2" style:family="paragraph" style:parent-style-name="Table_20_Contents">
      <style:paragraph-properties fo:text-align="start" style:justify-single-word="false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7pt" officeooo:paragraph-rsid="01edc8c0" style:font-size-asian="7pt" style:font-size-complex="7pt"/>
    </style:style>
    <style:style style:name="P57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c11a28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58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9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60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1" style:family="paragraph" style:parent-style-name="Table_20_Contents">
      <style:paragraph-properties fo:text-align="start" style:justify-single-word="false"/>
      <style:text-properties style:font-name="Arial" fo:font-size="9pt" officeooo:paragraph-rsid="01f4bffc" style:font-size-asian="9pt" style:font-size-complex="9pt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" fo:font-size="8pt" fo:font-style="normal" style:text-underline-style="none" fo:font-weight="normal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3" style:family="text">
      <style:text-properties style:use-window-font-color="true" style:font-name="Arial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4" style:family="text">
      <style:text-properties style:use-window-font-color="true" style:font-name="Arial2" fo:font-size="9pt" fo:font-style="normal" style:text-underline-style="none" fo:font-weight="normal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T5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6" style:family="text">
      <style:text-properties fo:color="#000000" style:text-underline-style="none"/>
    </style:style>
    <style:style style:name="T7" style:family="text">
      <style:text-properties officeooo:rsid="00738a85"/>
    </style:style>
    <style:style style:name="T8" style:family="text">
      <style:text-properties officeooo:rsid="01d10cc0"/>
    </style:style>
    <style:style style:name="T9" style:family="text">
      <style:text-properties officeooo:rsid="01dffb3c"/>
    </style:style>
    <style:style style:name="T10" style:family="text">
      <style:text-properties officeooo:rsid="01ecf2e1"/>
    </style:style>
    <style:style style:name="T11" style:family="text">
      <style:text-properties officeooo:rsid="0211b3a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1">SPETT.LE</text:p>
            <text:p text:style-name="P52"><text:placeholder text:placeholder-type="text">&lt;o.partner_id.name&gt;</text:placeholder></text:p>
            <text:p text:style-name="P52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6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5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4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30"><text:span text:style-name="T6"><text:placeholder text:placeholder-type="text">&lt;o.partner_id.zip&gt;</text:placeholder></text:span><text:span text:style-name="T6"> </text:span><text:span text:style-name="T6"><text:placeholder text:placeholder-type="text">&lt;o.partner_id.city&gt;</text:placeholder></text:span></text:p>
          </table:table-cell>
          <table:table-cell table:style-name="Tabella3.D4" office:value-type="string">
            <text:p text:style-name="P32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7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8">DESTINATARIO</text:p>
            <text:p text:style-name="P59"><text:placeholder text:placeholder-type="text">&lt;o.destination_partner_id.name&gt;</text:placeholder></text:p>
            <text:p text:style-name="P59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8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5"/>
      <text:p text:style-name="P56"><text:span text:style-name="T2"><text:tab/>Rif. Int.: </text:span><text:span text:style-name="T2"><text:placeholder text:placeholder-type="text">&lt;get_datetime_now()&gt;</text:placeholder></text:span><text:span text:style-name="T3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header-rows>
          <table:table-row>
            <table:table-cell table:style-name="Tabella1.A1" table:number-columns-spanned="8" office:value-type="string">
              <text:p text:style-name="P19"><text:span text:style-name="T10">ORDINE: </text:span><text:placeholder text:placeholder-type="text">&lt;('%s / %s' % (o.name.split('/')[-3],o.name.split('/')[-1])) if len(o.name.split('/')) &gt;= 3 else o.name&gt;</text:placeholder> <text:span text:style-name="T10">di </text:span><text:placeholder text:placeholder-type="text">&lt;o.partner_id.name&gt;</text:placeholder> <text:span text:style-name="T11">(scad. </text:span><text:placeholder text:placeholder-type="text">&lt;formatLang(o.date_deadline, date=True) if o.date_deadline else '/'&gt;</text:placeholder><text:span text:style-name="T11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5">COD<text:span text:style-name="T7">ICE</text:span> <text:s/>ART<text:span text:style-name="T7">ICOLO</text:span></text:p>
            </table:table-cell>
            <table:table-cell table:style-name="Tabella1.A2" office:value-type="string">
              <text:p text:style-name="P53">DESCRIZIONE ARTICOLO</text:p>
            </table:table-cell>
            <table:table-cell table:style-name="Tabella1.C2" table:number-columns-spanned="2" office:value-type="string">
              <text:p text:style-name="P37">COLORE </text:p>
            </table:table-cell>
            <table:covered-table-cell/>
            <table:table-cell table:style-name="Tabella1.A2" office:value-type="string">
              <text:p text:style-name="P38">N.RO COLL<text:span text:style-name="T8">I</text:span></text:p>
            </table:table-cell>
            <table:table-cell table:style-name="Tabella1.A2" office:value-type="string">
              <text:p text:style-name="P39">UM</text:p>
            </table:table-cell>
            <table:table-cell table:style-name="Tabella1.A2" office:value-type="string">
              <text:p text:style-name="P36">Q.<text:span text:style-name="T9">TA'</text:span></text:p>
            </table:table-cell>
            <table:table-cell table:style-name="Tabella1.H2" office:value-type="string">
              <text:p text:style-name="P36"/>
            </table:table-cell>
          </table:table-row>
        </table:table-header-rows>
        <table:table-row table:style-name="Tabella1.3">
          <table:table-cell table:style-name="Tabella1.A3" table:number-columns-spanned="8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40"/>
          </table:table-cell>
          <table:table-cell table:style-name="Tabella1.B4" table:number-columns-spanned="3" office:value-type="string">
            <text:p text:style-name="P22"><text:placeholder text:placeholder-type="text">&lt;o.text_note_pre&gt;</text:placeholder></text:p>
          </table:table-cell>
          <table:covered-table-cell/>
          <table:covered-table-cell/>
          <table:table-cell table:style-name="Tabella1.E4" table:number-columns-spanned="4" office:value-type="string">
            <text:p text:style-name="P40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8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43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8" office:value-type="string">
            <text:p text:style-name="P23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1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61"><text:span text:style-name="T5"><text:placeholder text:placeholder-type="text">&lt;l.name if l.use_text_description else (l.product_id.name or '')&gt;</text:placeholder></text:span></text:p>
          </table:table-cell>
          <table:covered-table-cell/>
          <table:table-cell table:style-name="Tabella1.D8" office:value-type="string">
            <text:p text:style-name="P51"><text:placeholder text:placeholder-type="text">&lt;('%s' % get_partic(l)) if o.partner_id.use_partic else ''&gt;</text:placeholder></text:p>
          </table:table-cell>
          <table:table-cell table:style-name="Tabella1.E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4"><text:placeholder text:placeholder-type="text">&lt;for each="(move, parcel, qty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57"><text:placeholder text:placeholder-type="text">&lt;parcel&gt;</text:placeholder></text:p>
                </table:table-cell>
                <table:table-cell table:style-name="Tabella6.A2" office:value-type="string">
                  <text:p text:style-name="P33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3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4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4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3" office:value-type="string">
            <text:p text:style-name="P45"><text:placeholder text:placeholder-type="text">&lt;l.product_id.colour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23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8" office:value-type="string">
            <text:p text:style-name="P42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46"><text:placeholder text:placeholder-type="text">&lt;"Tel. %s" %(o.partner_id.phone)&gt;</text:placeholder></text:p>
          </table:table-cell>
          <table:table-cell table:style-name="Tabella4.B1" office:value-type="string">
            <text:p text:style-name="P50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20"><text:placeholder text:placeholder-type="text">&lt;'%6.2f' % get_counter('volume')&gt;</text:placeholder></text:p>
          </table:table-cell>
          <table:table-cell table:style-name="Tabella2.A1" office:value-type="string">
            <text:p text:style-name="P49">VOL + 10%</text:p>
            <text:p text:style-name="P20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8"/>
          </table:table-cell>
          <table:table-cell table:style-name="Tabella2.D1" table:number-rows-spanned="2" office:value-type="string">
            <text:p text:style-name="P47">FIRMA DI CONTROLLO</text:p>
          </table:table-cell>
          <table:table-cell table:style-name="Tabella2.E1" office:value-type="string">
            <text:p text:style-name="P47">BANCALI</text:p>
          </table:table-cell>
        </table:table-row>
        <table:table-row table:style-name="Tabella2.1">
          <table:table-cell table:style-name="Tabella2.A2" office:value-type="string">
            <text:p text:style-name="P49">TOTALI COLLI</text:p>
            <text:p text:style-name="P21"><text:placeholder text:placeholder-type="text">&lt;int(get_counter('total_parcel'))&gt;</text:placeholder></text:p>
          </table:table-cell>
          <table:table-cell table:style-name="Tabella2.A2" office:value-type="string">
            <text:p text:style-name="P49">PORTO</text:p>
            <text:p text:style-name="P29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7">COLLI REALI</text:p>
          </table:table-cell>
        </table:table-row>
        <table:table-row table:style-name="Tabella2.3">
          <table:table-cell table:style-name="Tabella2.A2" office:value-type="string">
            <text:p text:style-name="P49">LUNGHEZZA</text:p>
            <text:p text:style-name="P20"><text:placeholder text:placeholder-type="text">&lt;'%6.2f' % get_counter('length')&gt;</text:placeholder></text:p>
          </table:table-cell>
          <table:table-cell table:style-name="Tabella2.A2" office:value-type="string">
            <text:p text:style-name="P49">PESO</text:p>
            <text:p text:style-name="P20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7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60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3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3-22T16:03:40.482159837</dc:date>
    <meta:editing-duration>P6DT21H33M52S</meta:editing-duration>
    <meta:editing-cycles>997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2" meta:word-count="205" meta:character-count="2085" meta:non-whitespace-character-count="1950"/>
    <meta:user-defined meta:name="Info 1"/>
    <meta:user-defined meta:name="Info 2"/>
    <meta:user-defined meta:name="Info 3"/>
    <meta:user-defined meta:name="Info 4"/>
  </office:meta>
</office:document-meta>
</file>